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0.9375in"/>
    </style:style>
    <style:style style:name="Table1.C" style:family="table-column">
      <style:table-column-properties style:column-width="4.822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66b3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3.3465in" style:rel-column-width="32767*"/>
    </style:style>
    <style:style style:name="Tabela1.B" style:family="table-column">
      <style:table-column-properties style:column-width="3.3465in" style:rel-column-width="32768*"/>
    </style:style>
    <style:style style:name="Tabela1.A1" style:family="table-cell">
      <style:table-cell-properties fo:background-color="#0066b3" fo:padding="0.0382in" fo:border="0.05pt solid #000000">
        <style:background-image/>
      </style:table-cell-properties>
    </style:style>
    <style:style style:name="Tabela1.A2" style:family="table-cell">
      <style:table-cell-properties fo:background-color="#610506" fo:padding="0.0382in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background-color="#00381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background-color="#fcd4d1" fo:padding="0.0382in" fo:border-left="0.05pt solid #000000" fo:border-right="none" fo:border-top="none" fo:border-bottom="0.05pt solid #000000">
        <style:background-image/>
      </style:table-cell-properties>
    </style:style>
    <style:style style:name="Tabela1.B3" style:family="table-cell">
      <style:table-cell-properties fo:background-color="#e0efd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6.6979in" fo:margin-left="0in" table:align="left"/>
    </style:style>
    <style:style style:name="Tabela2.A" style:family="table-column">
      <style:table-column-properties style:column-width="1.7708in"/>
    </style:style>
    <style:style style:name="Tabela2.B" style:family="table-column">
      <style:table-column-properties style:column-width="4.9271in"/>
    </style:style>
    <style:style style:name="Tabela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2.B1" style:family="table-cell">
      <style:table-cell-properties fo:padding="0.0382in" fo:border="0.05pt solid #000000"/>
    </style:style>
    <style:style style:name="Tabela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" style:family="table">
      <style:table-properties style:width="6.6979in" fo:margin-left="0in" table:align="left"/>
    </style:style>
    <style:style style:name="Tabela3.A" style:family="table-column">
      <style:table-column-properties style:column-width="1.1458in"/>
    </style:style>
    <style:style style:name="Tabela3.B" style:family="table-column">
      <style:table-column-properties style:column-width="5.5521in"/>
    </style:style>
    <style:style style:name="Tabela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3.B1" style:family="table-cell">
      <style:table-cell-properties fo:padding="0.0382in" fo:border="0.05pt solid #000000"/>
    </style:style>
    <style:style style:name="Tabela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.B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9348e" officeooo:paragraph-rsid="0009348e"/>
    </style:style>
    <style:style style:name="P2" style:family="paragraph" style:parent-style-name="Standard">
      <style:text-properties officeooo:rsid="0009d0fd" officeooo:paragraph-rsid="0009d0fd"/>
    </style:style>
    <style:style style:name="P3" style:family="paragraph" style:parent-style-name="Standard">
      <style:text-properties fo:font-weight="bold" officeooo:rsid="0009d0fd" officeooo:paragraph-rsid="0009d0fd" style:font-weight-asian="bold" style:font-weight-complex="bold"/>
    </style:style>
    <style:style style:name="P4" style:family="paragraph" style:parent-style-name="Standard">
      <style:text-properties fo:font-weight="bold" officeooo:rsid="0009e05b" officeooo:paragraph-rsid="0009e05b" style:font-weight-asian="bold" style:font-weight-complex="bold"/>
    </style:style>
    <style:style style:name="P5" style:family="paragraph" style:parent-style-name="Standard">
      <style:text-properties fo:font-weight="bold" officeooo:rsid="000bc37b" officeooo:paragraph-rsid="000bc37b" style:font-weight-asian="bold" style:font-weight-complex="bold"/>
    </style:style>
    <style:style style:name="P6" style:family="paragraph" style:parent-style-name="Standard">
      <style:text-properties fo:font-weight="bold" officeooo:rsid="000d36bc" officeooo:paragraph-rsid="000d36bc" style:font-weight-asian="bold" style:font-weight-complex="bold"/>
    </style:style>
    <style:style style:name="P7" style:family="paragraph" style:parent-style-name="Standard">
      <style:text-properties fo:font-weight="bold" officeooo:rsid="000d73cc" officeooo:paragraph-rsid="000d73cc" style:font-weight-asian="bold" style:font-weight-complex="bold"/>
    </style:style>
    <style:style style:name="P8" style:family="paragraph" style:parent-style-name="Standard">
      <style:text-properties fo:font-weight="bold" officeooo:rsid="00147314" officeooo:paragraph-rsid="00147314" style:font-weight-asian="bold" style:font-weight-complex="bold"/>
    </style:style>
    <style:style style:name="P9" style:family="paragraph" style:parent-style-name="Standard">
      <style:text-properties fo:font-weight="bold" officeooo:rsid="0014dff4" officeooo:paragraph-rsid="0014dff4" style:font-weight-asian="bold" style:font-weight-complex="bold"/>
    </style:style>
    <style:style style:name="P10" style:family="paragraph" style:parent-style-name="Standard">
      <style:text-properties fo:font-weight="normal" officeooo:rsid="000d36bc" officeooo:paragraph-rsid="000d36bc" style:font-weight-asian="normal" style:font-weight-complex="normal"/>
    </style:style>
    <style:style style:name="P11" style:family="paragraph" style:parent-style-name="Standard">
      <style:text-properties fo:font-weight="normal" officeooo:rsid="0009d0fd" officeooo:paragraph-rsid="0009d0fd" style:font-weight-asian="normal" style:font-weight-complex="normal"/>
    </style:style>
    <style:style style:name="P12" style:family="paragraph" style:parent-style-name="Standard">
      <style:text-properties fo:font-weight="normal" officeooo:rsid="0009e05b" officeooo:paragraph-rsid="0009e05b" style:font-weight-asian="normal" style:font-weight-complex="normal"/>
    </style:style>
    <style:style style:name="P13" style:family="paragraph" style:parent-style-name="Standard">
      <style:text-properties fo:font-weight="normal" officeooo:rsid="000bc37b" officeooo:paragraph-rsid="000bc37b" style:font-weight-asian="normal" style:font-weight-complex="normal"/>
    </style:style>
    <style:style style:name="P14" style:family="paragraph" style:parent-style-name="Standard">
      <style:text-properties fo:font-weight="normal" officeooo:rsid="000d73cc" officeooo:paragraph-rsid="000d73cc" style:font-weight-asian="normal" style:font-weight-complex="normal"/>
    </style:style>
    <style:style style:name="P15" style:family="paragraph" style:parent-style-name="Standard">
      <style:text-properties fo:font-weight="normal" officeooo:rsid="000e83c6" officeooo:paragraph-rsid="000e83c6" style:font-weight-asian="normal" style:font-weight-complex="normal"/>
    </style:style>
    <style:style style:name="P16" style:family="paragraph" style:parent-style-name="Standard">
      <style:text-properties fo:font-weight="normal" officeooo:rsid="000fb85a" officeooo:paragraph-rsid="000fb85a" style:font-weight-asian="normal" style:font-weight-complex="normal"/>
    </style:style>
    <style:style style:name="P17" style:family="paragraph" style:parent-style-name="Standard">
      <style:text-properties fo:font-weight="normal" officeooo:rsid="00131f8f" officeooo:paragraph-rsid="00131f8f" style:font-weight-asian="normal" style:font-weight-complex="normal"/>
    </style:style>
    <style:style style:name="P18" style:family="paragraph" style:parent-style-name="Standard">
      <style:text-properties fo:font-weight="normal" officeooo:rsid="00147314" officeooo:paragraph-rsid="00147314" style:font-weight-asian="normal" style:font-weight-complex="normal"/>
    </style:style>
    <style:style style:name="P19" style:family="paragraph" style:parent-style-name="Standard">
      <style:text-properties fo:font-weight="normal" officeooo:rsid="0014dff4" officeooo:paragraph-rsid="0014dff4" style:font-weight-asian="normal" style:font-weight-complex="normal"/>
    </style:style>
    <style:style style:name="P20" style:family="paragraph" style:parent-style-name="Standard">
      <style:text-properties fo:color="#000000" fo:font-weight="bold" officeooo:rsid="00105453" officeooo:paragraph-rsid="0019f572" style:font-weight-asian="bold" style:font-weight-complex="bold"/>
    </style:style>
    <style:style style:name="P21" style:family="paragraph" style:parent-style-name="Standard">
      <style:text-properties fo:color="#000000" fo:font-weight="bold" officeooo:rsid="0007bef5" officeooo:paragraph-rsid="0019f572" style:font-weight-asian="bold" style:font-weight-complex="bold"/>
    </style:style>
    <style:style style:name="P22" style:family="paragraph" style:parent-style-name="Standard">
      <style:text-properties fo:color="#000000" fo:font-weight="bold" officeooo:rsid="00089d48" officeooo:paragraph-rsid="0019f572" style:font-weight-asian="bold" style:font-weight-complex="bold"/>
    </style:style>
    <style:style style:name="P23" style:family="paragraph" style:parent-style-name="Standard">
      <style:text-properties fo:color="#000000" fo:font-weight="bold" officeooo:rsid="000db55f" officeooo:paragraph-rsid="0019f572" style:font-weight-asian="bold" style:font-weight-complex="bold"/>
    </style:style>
    <style:style style:name="P24" style:family="paragraph" style:parent-style-name="Standard">
      <style:text-properties fo:color="#000000" fo:font-weight="bold" officeooo:rsid="000eec99" officeooo:paragraph-rsid="0019f572" style:font-weight-asian="bold" style:font-weight-complex="bold"/>
    </style:style>
    <style:style style:name="P25" style:family="paragraph" style:parent-style-name="Standard">
      <style:text-properties officeooo:rsid="0000c7db" officeooo:paragraph-rsid="0019f572"/>
    </style:style>
    <style:style style:name="P26" style:family="paragraph" style:parent-style-name="Standard">
      <style:text-properties officeooo:rsid="00012a55" officeooo:paragraph-rsid="0019f572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d0fd" officeooo:paragraph-rsid="0009d0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d0fd" officeooo:paragraph-rsid="0009d0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09d0fd" officeooo:paragraph-rsid="0009d0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ffffff" fo:font-weight="bold" officeooo:rsid="000e83c6" officeooo:paragraph-rsid="000e83c6" style:font-weight-asian="bold" style:font-weight-complex="bold"/>
    </style:style>
    <style:style style:name="P31" style:family="paragraph" style:parent-style-name="Table_20_Contents">
      <style:text-properties officeooo:rsid="000e83c6" officeooo:paragraph-rsid="000e83c6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e83c6" officeooo:paragraph-rsid="000e83c6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ee2a5" officeooo:paragraph-rsid="000ee2a5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14dff4" officeooo:paragraph-rsid="0014dff4" style:font-weight-asian="bold" style:font-weight-complex="bold"/>
    </style:style>
    <style:style style:name="P35" style:family="paragraph" style:parent-style-name="Table_20_Contents">
      <style:text-properties officeooo:rsid="000ee2a5" officeooo:paragraph-rsid="000ee2a5"/>
    </style:style>
    <style:style style:name="P36" style:family="paragraph" style:parent-style-name="Table_20_Contents">
      <style:paragraph-properties fo:text-align="center" style:justify-single-word="false"/>
      <style:text-properties officeooo:rsid="000ee2a5" officeooo:paragraph-rsid="000ee2a5"/>
    </style:style>
    <style:style style:name="P37" style:family="paragraph" style:parent-style-name="Table_20_Contents">
      <style:text-properties officeooo:rsid="0014dff4" officeooo:paragraph-rsid="0014dff4"/>
    </style:style>
    <style:style style:name="P38" style:family="paragraph" style:parent-style-name="Table_20_Contents">
      <style:text-properties officeooo:rsid="00168adc" officeooo:paragraph-rsid="00168adc"/>
    </style:style>
    <style:style style:name="P39" style:family="paragraph" style:parent-style-name="Table_20_Contents">
      <style:paragraph-properties fo:text-align="center" style:justify-single-word="false"/>
      <style:text-properties officeooo:rsid="00168adc" officeooo:paragraph-rsid="00168adc"/>
    </style:style>
    <style:style style:name="P40" style:family="paragraph" style:parent-style-name="Table_20_Contents">
      <style:text-properties officeooo:rsid="00168adc" officeooo:paragraph-rsid="0017ade4"/>
    </style:style>
    <style:style style:name="P41" style:family="paragraph" style:parent-style-name="Standard" style:list-style-name="L1">
      <style:text-properties fo:font-weight="bold" officeooo:rsid="0009d0fd" officeooo:paragraph-rsid="0009d0fd" style:font-weight-asian="bold" style:font-weight-complex="bold"/>
    </style:style>
    <style:style style:name="P42" style:family="paragraph" style:parent-style-name="Standard" style:list-style-name="L3">
      <style:text-properties fo:font-weight="bold" officeooo:rsid="0009e05b" officeooo:paragraph-rsid="0009e05b" style:font-weight-asian="bold" style:font-weight-complex="bold"/>
    </style:style>
    <style:style style:name="P43" style:family="paragraph" style:parent-style-name="Standard" style:list-style-name="L4">
      <style:text-properties fo:font-weight="bold" officeooo:rsid="000d36bc" officeooo:paragraph-rsid="000d36bc" style:font-weight-asian="bold" style:font-weight-complex="bold"/>
    </style:style>
    <style:style style:name="P44" style:family="paragraph" style:parent-style-name="Standard" style:list-style-name="L5">
      <style:text-properties fo:font-weight="bold" officeooo:rsid="000d73cc" officeooo:paragraph-rsid="000d73cc" style:font-weight-asian="bold" style:font-weight-complex="bold"/>
    </style:style>
    <style:style style:name="P45" style:family="paragraph" style:parent-style-name="Standard" style:list-style-name="L2">
      <style:text-properties fo:font-weight="normal" officeooo:rsid="0009d0fd" officeooo:paragraph-rsid="0009d0fd" style:font-weight-asian="normal" style:font-weight-complex="normal"/>
    </style:style>
    <style:style style:name="P46" style:family="paragraph" style:parent-style-name="Standard" style:list-style-name="L4">
      <style:text-properties fo:font-weight="normal" officeooo:rsid="000d36bc" officeooo:paragraph-rsid="000d36bc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0d73cc" officeooo:paragraph-rsid="000d73cc" style:font-weight-asian="normal" style:font-weight-complex="normal"/>
    </style:style>
    <style:style style:name="P48" style:family="paragraph" style:parent-style-name="Standard" style:list-style-name="L6">
      <style:text-properties fo:font-weight="normal" officeooo:rsid="000e83c6" officeooo:paragraph-rsid="000e83c6" style:font-weight-asian="normal" style:font-weight-complex="normal"/>
    </style:style>
    <style:style style:name="P49" style:family="paragraph" style:parent-style-name="Standard" style:list-style-name="L7">
      <style:text-properties fo:font-weight="normal" officeooo:rsid="000fb85a" officeooo:paragraph-rsid="000fb85a" style:font-weight-asian="normal" style:font-weight-complex="normal"/>
    </style:style>
    <style:style style:name="P50" style:family="paragraph" style:parent-style-name="Standard" style:list-style-name="L7">
      <style:text-properties fo:font-weight="normal" officeooo:rsid="00131f8f" officeooo:paragraph-rsid="00131f8f" style:font-weight-asian="normal" style:font-weight-complex="normal"/>
    </style:style>
    <style:style style:name="P51" style:family="paragraph" style:parent-style-name="Standard" style:list-style-name="L8">
      <style:text-properties fo:font-weight="normal" officeooo:rsid="00147314" officeooo:paragraph-rsid="00147314" style:font-weight-asian="normal" style:font-weight-complex="normal"/>
    </style:style>
    <style:style style:name="P52" style:family="paragraph" style:parent-style-name="Standard">
      <style:text-properties fo:font-weight="normal" officeooo:rsid="0000c7db" officeooo:paragraph-rsid="0019f572" style:font-weight-asian="normal" style:font-weight-complex="normal"/>
    </style:style>
    <style:style style:name="P53" style:family="paragraph" style:parent-style-name="Standard" style:list-style-name="L10">
      <style:text-properties fo:color="#000000" officeooo:rsid="00041772" officeooo:paragraph-rsid="0019f572"/>
    </style:style>
    <style:style style:name="P54" style:family="paragraph" style:parent-style-name="Standard" style:list-style-name="L10">
      <style:text-properties fo:color="#000000" fo:font-weight="normal" officeooo:rsid="00041772" officeooo:paragraph-rsid="0019f572" style:font-weight-asian="normal" style:font-weight-complex="normal"/>
    </style:style>
    <style:style style:name="P55" style:family="paragraph" style:parent-style-name="Standard" style:list-style-name="L10">
      <style:text-properties fo:color="#000000" fo:font-weight="normal" officeooo:rsid="0005f376" officeooo:paragraph-rsid="0019f572" style:font-weight-asian="normal" style:font-weight-complex="normal"/>
    </style:style>
    <style:style style:name="P56" style:family="paragraph" style:parent-style-name="Standard">
      <style:text-properties fo:color="#000000" fo:font-weight="normal" officeooo:rsid="0005f376" officeooo:paragraph-rsid="0019f572" style:font-weight-asian="normal" style:font-weight-complex="normal"/>
    </style:style>
    <style:style style:name="P57" style:family="paragraph" style:parent-style-name="Standard">
      <style:text-properties fo:color="#000000" fo:font-weight="normal" officeooo:rsid="0007bef5" officeooo:paragraph-rsid="0019f572" style:font-weight-asian="normal" style:font-weight-complex="normal"/>
    </style:style>
    <style:style style:name="P58" style:family="paragraph" style:parent-style-name="Standard">
      <style:text-properties fo:color="#000000" fo:font-weight="normal" officeooo:rsid="000826d4" officeooo:paragraph-rsid="0019f572" style:font-weight-asian="normal" style:font-weight-complex="normal"/>
    </style:style>
    <style:style style:name="P59" style:family="paragraph" style:parent-style-name="Standard" style:list-style-name="L11">
      <style:text-properties fo:color="#000000" fo:font-weight="normal" officeooo:rsid="000826d4" officeooo:paragraph-rsid="0019f572" style:font-weight-asian="normal" style:font-weight-complex="normal"/>
    </style:style>
    <style:style style:name="P60" style:family="paragraph" style:parent-style-name="Standard">
      <style:text-properties fo:color="#000000" fo:font-weight="normal" officeooo:rsid="000847d4" officeooo:paragraph-rsid="0019f572" style:font-weight-asian="normal" style:font-weight-complex="normal"/>
    </style:style>
    <style:style style:name="P61" style:family="paragraph" style:parent-style-name="Standard">
      <style:text-properties fo:color="#000000" fo:font-weight="normal" officeooo:rsid="000a6ea7" officeooo:paragraph-rsid="0019f572" style:font-weight-asian="normal" style:font-weight-complex="normal"/>
    </style:style>
    <style:style style:name="P62" style:family="paragraph" style:parent-style-name="Standard">
      <style:text-properties fo:color="#000000" fo:font-weight="normal" officeooo:rsid="000bb556" officeooo:paragraph-rsid="0019f572" style:font-weight-asian="normal" style:font-weight-complex="normal"/>
    </style:style>
    <style:style style:name="P63" style:family="paragraph" style:parent-style-name="Standard" style:list-style-name="L13">
      <style:text-properties fo:color="#000000" fo:font-weight="normal" officeooo:rsid="000bb556" officeooo:paragraph-rsid="0019f572" style:font-weight-asian="normal" style:font-weight-complex="normal"/>
    </style:style>
    <style:style style:name="P64" style:family="paragraph" style:parent-style-name="Standard" style:list-style-name="L13">
      <style:text-properties fo:color="#000000" fo:font-weight="normal" officeooo:rsid="000bb87e" officeooo:paragraph-rsid="0019f572" style:font-weight-asian="normal" style:font-weight-complex="normal"/>
    </style:style>
    <style:style style:name="P65" style:family="paragraph" style:parent-style-name="Standard">
      <style:text-properties fo:color="#000000" fo:font-weight="normal" officeooo:rsid="000cc65c" officeooo:paragraph-rsid="0019f572" style:font-weight-asian="normal" style:font-weight-complex="normal"/>
    </style:style>
    <style:style style:name="P66" style:family="paragraph" style:parent-style-name="Standard">
      <style:text-properties fo:color="#000000" fo:font-weight="normal" officeooo:rsid="000db55f" officeooo:paragraph-rsid="0019f572" style:font-weight-asian="normal" style:font-weight-complex="normal"/>
    </style:style>
    <style:style style:name="P67" style:family="paragraph" style:parent-style-name="Standard">
      <style:text-properties fo:color="#000000" fo:font-weight="normal" officeooo:rsid="000eec99" officeooo:paragraph-rsid="0019f572" style:font-weight-asian="normal" style:font-weight-complex="normal"/>
    </style:style>
    <style:style style:name="P68" style:family="paragraph" style:parent-style-name="Standard" style:list-style-name="L11">
      <style:text-properties fo:color="#000000" fo:font-weight="bold" officeooo:rsid="000826d4" officeooo:paragraph-rsid="0019f572" style:font-weight-asian="bold" style:font-weight-complex="bold"/>
    </style:style>
    <style:style style:name="P69" style:family="paragraph" style:parent-style-name="Standard" style:list-style-name="L12">
      <style:text-properties fo:color="#000000" fo:font-weight="bold" officeooo:rsid="00089d48" officeooo:paragraph-rsid="0019f572" style:font-weight-asian="bold" style:font-weight-complex="bold"/>
    </style:style>
    <style:style style:name="P70" style:family="paragraph" style:parent-style-name="Standard" style:list-style-name="L12">
      <style:text-properties fo:color="#000000" fo:font-weight="bold" officeooo:rsid="000a6ea7" officeooo:paragraph-rsid="0019f572" style:font-weight-asian="bold" style:font-weight-complex="bold"/>
    </style:style>
    <style:style style:name="P71" style:family="paragraph" style:parent-style-name="Standard" style:list-style-name="L13">
      <style:text-properties fo:color="#000000" fo:font-weight="bold" officeooo:rsid="000bb556" officeooo:paragraph-rsid="0019f572" style:font-weight-asian="bold" style:font-weight-complex="bold"/>
    </style:style>
    <style:style style:name="P72" style:family="paragraph" style:parent-style-name="Standard" style:list-style-name="L13">
      <style:text-properties fo:color="#000000" fo:font-weight="bold" officeooo:rsid="000bb87e" officeooo:paragraph-rsid="0019f572" style:font-weight-asian="bold" style:font-weight-complex="bold"/>
    </style:style>
    <style:style style:name="P73" style:family="paragraph" style:parent-style-name="Standard" style:list-style-name="L13">
      <style:text-properties fo:color="#000000" fo:font-weight="bold" officeooo:rsid="000cc65c" officeooo:paragraph-rsid="0019f572" style:font-weight-asian="bold" style:font-weight-complex="bold"/>
    </style:style>
    <style:style style:name="P74" style:family="paragraph" style:parent-style-name="Standard">
      <style:text-properties fo:color="#000000" fo:font-weight="bold" officeooo:rsid="00105453" officeooo:paragraph-rsid="0019f572" style:font-weight-asian="bold" style:font-weight-complex="bold"/>
    </style:style>
    <style:style style:name="P75" style:family="paragraph" style:parent-style-name="Standard">
      <style:text-properties fo:color="#000000" fo:font-weight="bold" officeooo:rsid="00015cc1" officeooo:paragraph-rsid="001a42b4" style:font-weight-asian="bold" style:font-weight-complex="bold"/>
    </style:style>
    <style:style style:name="P76" style:family="paragraph" style:parent-style-name="Table_20_Contents" style:list-style-name="L9">
      <style:text-properties officeooo:rsid="001641a4" officeooo:paragraph-rsid="001641a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2420c" style:font-weight-asian="normal" style:font-weight-complex="normal"/>
    </style:style>
    <style:style style:name="T4" style:family="text">
      <style:text-properties fo:color="#ce181e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fo:color="#ce181e" fo:font-weight="normal" officeooo:rsid="0002420c" style:font-weight-asian="normal" style:font-weight-complex="normal"/>
    </style:style>
    <style:style style:name="T7" style:family="text">
      <style:text-properties fo:color="#ed1c24"/>
    </style:style>
    <style:style style:name="T8" style:family="text">
      <style:text-properties officeooo:rsid="0011768d"/>
    </style:style>
    <style:style style:name="T9" style:family="text">
      <style:text-properties officeooo:rsid="001641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Direitos do homem</text:span> → direitos naturais, válido em todos os tempos. Existência se justifica somente no plano <text:span text:style-name="T1">jusnaturalista</text:span><text:span text:style-name="T2">.</text:span></text:p>
      <text:p text:style-name="P2"><text:span text:style-name="T5">Direitos fundamentais</text:span><text:span text:style-name="T1"> </text:span>→ direitos da pessoa consagrados em determinado momento histórico, positivados em determinada ordem jurídica.</text:p>
      <text:p text:style-name="P3"><text:span text:style-name="T4">Direitos humanos</text:span><text:span text:style-name="T2"> → direitos positivados em </text:span>tratados internacionais<text:span text:style-name="T2">.</text:span></text:p>
      <text:p text:style-name="P11"/>
      <text:p text:style-name="P11">Direitos fundamentias x Garantias fundamentais:</text:p>
      <text:list xml:id="list2573700941" text:style-name="L1">
        <text:list-item>
          <text:p text:style-name="P41">direitos fundamentais<text:span text:style-name="T2"> → bens protegidos pela Constituição;</text:span></text:p>
        </text:list-item>
        <text:list-item>
          <text:p text:style-name="P41">garantias fundamentais<text:span text:style-name="T2"> → formas (instrumentos constitucionais) de se proteger <text:s/>os direitos fundamentais.</text:span></text:p>
        </text:list-item>
      </text:list>
      <text:p text:style-name="P11">Para Canotilho, garantias são também direitos.</text:p>
      <text:p text:style-name="P11"/>
      <table:table table:name="Table1" table:style-name="Table1" table:template-name="Default Style">
        <table:table-column table:style-name="Table1.A" table:number-columns-repeated="2"/>
        <table:table-column table:style-name="Table1.C"/>
        <table:table-row table:style-name="Table1.1">
          <table:table-cell table:style-name="Table1.A1" table:number-columns-spanned="3" office:value-type="string">
            <text:p text:style-name="P29">Gerações dos Direito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7">Liberdade</text:p>
          </table:table-cell>
          <table:table-cell table:style-name="Table1.A2" office:value-type="string">
            <text:p text:style-name="P27">1ª geração</text:p>
          </table:table-cell>
          <table:table-cell table:style-name="Table1.C2" office:value-type="string">
            <text:p text:style-name="P28">Restringir ação do Estado sobre o indivíduo.</text:p>
            <text:p text:style-name="P28">Liberdades negativas.</text:p>
            <text:p text:style-name="P28">Direitos civis e políticos.</text:p>
          </table:table-cell>
        </table:table-row>
        <table:table-row>
          <table:table-cell table:style-name="Table1.A2" office:value-type="string">
            <text:p text:style-name="P27">Igualdade</text:p>
          </table:table-cell>
          <table:table-cell table:style-name="Table1.A2" office:value-type="string">
            <text:p text:style-name="P27">2ª geração</text:p>
          </table:table-cell>
          <table:table-cell table:style-name="Table1.C2" office:value-type="string">
            <text:p text:style-name="P28">Prestações positivas do Estado aos indivíduos.</text:p>
            <text:p text:style-name="P28">Liberdades positivas (normas programáticas).</text:p>
            <text:p text:style-name="P28">Direitos econômicos, sociais e culturais.</text:p>
          </table:table-cell>
        </table:table-row>
        <table:table-row>
          <table:table-cell table:style-name="Table1.A2" office:value-type="string">
            <text:p text:style-name="P27">Fraternidade</text:p>
          </table:table-cell>
          <table:table-cell table:style-name="Table1.A2" office:value-type="string">
            <text:p text:style-name="P27">3ª geração</text:p>
          </table:table-cell>
          <table:table-cell table:style-name="Table1.C2" office:value-type="string">
            <text:p text:style-name="P28">Direitos difusos e coletivos.</text:p>
          </table:table-cell>
        </table:table-row>
      </table:table>
      <text:p text:style-name="P11"/>
      <text:p text:style-name="P11">Parte da doutrina:</text:p>
      <text:list xml:id="list3940688508" text:style-name="L2">
        <text:list-item>
          <text:p text:style-name="P45">4ª geração → direitos relacionados à globalização.</text:p>
          <text:list>
            <text:list-item>
              <text:p text:style-name="P45">Bonavides: democracia, informação, pluralismo;</text:p>
            </text:list-item>
            <text:list-item>
              <text:p text:style-name="P45">Bobbio: engenharia genética;</text:p>
            </text:list-item>
          </text:list>
        </text:list-item>
        <text:list-item>
          <text:p text:style-name="P45">5ª geração → direito à paz.</text:p>
        </text:list-item>
      </text:list>
      <text:p text:style-name="P11"/>
      <text:p text:style-name="P4"><text:span text:style-name="T2">Características dos </text:span><text:span text:style-name="T7">direitos fundamentais</text:span><text:span text:style-name="T2">:</text:span></text:p>
      <text:list xml:id="list2021966037" text:style-name="L3">
        <text:list-item>
          <text:p text:style-name="P42">universalidade<text:span text:style-name="T2">: núcleo mínimo de direitos que deve ser outorgado a todos;</text:span></text:p>
        </text:list-item>
        <text:list-item>
          <text:p text:style-name="P42">historicidade<text:span text:style-name="T2">: mutáveis e sujeitos a ampliações;</text:span></text:p>
        </text:list-item>
        <text:list-item>
          <text:p text:style-name="P42">indivisibilidade<text:span text:style-name="T2">: conjunto único, indivisível de direitos;</text:span></text:p>
        </text:list-item>
        <text:list-item>
          <text:p text:style-name="P42">inalienabilidade<text:span text:style-name="T2">: intransferíveis e inegociáveis;</text:span></text:p>
        </text:list-item>
        <text:list-item>
          <text:p text:style-name="P42">imprescritibilidade<text:span text:style-name="T2">: não se perdem com o tempo;</text:span></text:p>
        </text:list-item>
        <text:list-item>
          <text:p text:style-name="P42">irrenunciabilidade<text:span text:style-name="T2">: seu titular não pode dele dispor;</text:span></text:p>
        </text:list-item>
        <text:list-item>
          <text:p text:style-name="P42">relatividade/limitabilidade<text:span text:style-name="T2">: não há direito absoluto, são relativos, limitáveis, no caso concreto;</text:span></text:p>
        </text:list-item>
        <text:list-item>
          <text:p text:style-name="P42">complementariedade<text:span text:style-name="T2">: compõem um sistema único, se complementam;</text:span></text:p>
        </text:list-item>
        <text:list-item>
          <text:p text:style-name="P42">concorrência<text:span text:style-name="T2">: podem ser exercidos cumulativamente, ao mesmo tempo;</text:span></text:p>
        </text:list-item>
        <text:list-item>
          <text:p text:style-name="P42">efetividade<text:span text:style-name="T2">: Poder Público deve concretizá-los;</text:span></text:p>
        </text:list-item>
        <text:list-item>
          <text:p text:style-name="P42">proibição do retrocesso<text:span text:style-name="T2">: não podem ser enfraquecidos ou suprimidos.</text:span></text:p>
        </text:list-item>
      </text:list>
      <text:p text:style-name="P12"/>
      <text:p text:style-name="P5"><text:span text:style-name="T2">Dimensão </text:span>subjetiva<text:span text:style-name="T2"> → direitos fundamentais são exigíveis do Estado.</text:span></text:p>
      <text:p text:style-name="P5"><text:span text:style-name="T2">Dimensão </text:span>objetiva<text:span text:style-name="T2"> → direitos fundamentais são dotados de alta carga valorativa – princípios estruturantes do Estado, cuja eficácia se irradia por todo o ordenamento jurídico.</text:span></text:p>
      <text:p text:style-name="P13"/>
      <text:p text:style-name="P6">Limites aos direitos fundamentais<text:span text:style-name="T2">:</text:span></text:p>
      <text:list xml:id="list1508889654" text:style-name="L4">
        <text:list-item>
          <text:p text:style-name="P43">teoria interna<text:span text:style-name="T2"> (absoluta):</text:span></text:p>
          <text:list>
            <text:list-item>
              <text:p text:style-name="P46">os limites do direito lhes são imanentes, intrínsecos;</text:p>
            </text:list-item>
            <text:list-item>
              <text:p text:style-name="P46"><text:soft-page-break/>não há influência de aspectos externos;</text:p>
            </text:list-item>
            <text:list-item>
              <text:p text:style-name="P43"><text:span text:style-name="T2">núcleo essencial é insuscetível de violação, </text:span>independentemente<text:span text:style-name="T2"> do caso concreto;</text:span></text:p>
            </text:list-item>
          </text:list>
        </text:list-item>
        <text:list-item>
          <text:p text:style-name="P43">teoria externa<text:span text:style-name="T2"> (relativa):</text:span></text:p>
          <text:list>
            <text:list-item>
              <text:p text:style-name="P46">fatores externos irão determinar os limites dos direitos fundamentais;</text:p>
            </text:list-item>
            <text:list-item>
              <text:p text:style-name="P46">núcleo essencial <text:span text:style-name="T1">depende</text:span> do caso concreto.</text:p>
            </text:list-item>
          </text:list>
        </text:list-item>
      </text:list>
      <text:p text:style-name="P10"/>
      <text:p text:style-name="P7">Teoria do limite dos limites<text:span text:style-name="T2">:</text:span></text:p>
      <text:list xml:id="list2941472628" text:style-name="L5">
        <text:list-item>
          <text:p text:style-name="P47">visa impedir a violação do núcleo essencial dos direitos fundamentais;</text:p>
        </text:list-item>
        <text:list-item>
          <text:p text:style-name="P47">visa impor limites às restrições aos direitos fundamentais criados pelo legislador;</text:p>
        </text:list-item>
        <text:list-item>
          <text:p text:style-name="P47">aplicação do princípio da proporcionalidade;</text:p>
        </text:list-item>
        <text:list-item>
          <text:p text:style-name="P44"><text:span text:style-name="T2">o dever de proteção ao núcleo essencial está </text:span>implícito<text:span text:style-name="T2"> na CF.</text:span></text:p>
        </text:list-item>
      </text:list>
      <text:p text:style-name="P14"/>
      <text:p text:style-name="P15">Eficácia horizontal = efeito externo dos direitos fundamentais.</text:p>
      <text:list xml:id="list1883532644" text:style-name="L6">
        <text:list-item>
          <text:p text:style-name="P48">Eficácia horizontal → relações entre particulares.</text:p>
        </text:list-item>
      </text:list>
      <text:p text:style-name="P15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30">Teorias sobre a aplicação dos direitos fundamentais</text:p>
          </table:table-cell>
          <table:covered-table-cell/>
        </table:table-row>
        <table:table-row>
          <table:table-cell table:style-name="Tabela1.A2" office:value-type="string">
            <text:p text:style-name="P32">Teoria da eficácia INDIRETA E MEDIATA</text:p>
          </table:table-cell>
          <table:table-cell table:style-name="Tabela1.B2" office:value-type="string">
            <text:p text:style-name="P32">Teoria da eficácia DIRETA E IMEDIATA</text:p>
          </table:table-cell>
        </table:table-row>
        <table:table-row>
          <table:table-cell table:style-name="Tabela1.A3" office:value-type="string">
            <text:p text:style-name="P31">Direitos fundamentais só se aplicam nas relações jurídicas entre particulares de forma <text:span text:style-name="T1">indireta</text:span><text:span text:style-name="T2">, excepcionalmente, por meio das cláusulas gerais de direito privado.</text:span></text:p>
          </table:table-cell>
          <table:table-cell table:style-name="Tabela1.B3" office:value-type="string">
            <text:p text:style-name="P31">Direitos fundamentais incidem <text:span text:style-name="T1">diretamente</text:span><text:span text:style-name="T2"> nas relações entre particulares. Estes são tão obrigados a cumpri-los quanto o Poder Público.</text:span></text:p>
          </table:table-cell>
        </table:table-row>
        <table:table-row>
          <table:table-cell table:style-name="Tabela1.A3" office:value-type="string">
            <text:p text:style-name="P31">Incompatível com o art. 5, §1º, da CF88.</text:p>
          </table:table-cell>
          <table:table-cell table:style-name="Tabela1.B3" office:value-type="string">
            <text:p text:style-name="P31">Adotada pelo STF.</text:p>
          </table:table-cell>
        </table:table-row>
      </table:table>
      <text:p text:style-name="P15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rows-spanned="5" office:value-type="string">
            <text:p text:style-name="P33">Direitos Fundamentais</text:p>
            <text:p text:style-name="P36">(rol exemplificativo)</text:p>
            <text:p text:style-name="P36">“Direitos Catalogados”</text:p>
          </table:table-cell>
          <table:table-cell table:style-name="Tabela2.B1" office:value-type="string">
            <text:p text:style-name="P35">Direitos individuais e coletivos</text:p>
          </table:table-cell>
        </table:table-row>
        <table:table-row>
          <table:covered-table-cell/>
          <table:table-cell table:style-name="Tabela2.B5" office:value-type="string">
            <text:p text:style-name="P35">Direitos sociais</text:p>
          </table:table-cell>
        </table:table-row>
        <table:table-row>
          <table:covered-table-cell/>
          <table:table-cell table:style-name="Tabela2.B5" office:value-type="string">
            <text:p text:style-name="P35">Direitos de nacionalidade</text:p>
          </table:table-cell>
        </table:table-row>
        <table:table-row>
          <table:covered-table-cell/>
          <table:table-cell table:style-name="Tabela2.B5" office:value-type="string">
            <text:p text:style-name="P35">Direitos políticos</text:p>
          </table:table-cell>
        </table:table-row>
        <table:table-row>
          <table:covered-table-cell/>
          <table:table-cell table:style-name="Tabela2.B5" office:value-type="string">
            <text:p text:style-name="P35">Direitos de existência, organização e participação em partidos políticos</text:p>
          </table:table-cell>
        </table:table-row>
      </table:table>
      <text:p text:style-name="P15"/>
      <text:p text:style-name="P16">Princípio da <text:span text:style-name="T1">legalidade</text:span> → lei em sentido amplo (normas legais e infralegais).</text:p>
      <text:p text:style-name="P16">Princípio da <text:span text:style-name="T1">reserva legal</text:span> → lei em sentido estrito (leis e normas com força de lei).</text:p>
      <text:list xml:id="list1235526862" text:style-name="L7">
        <text:list-item>
          <text:p text:style-name="P49">Reserva legal <text:span text:style-name="T1">absoluta</text:span> → quando norma constitucional exige, para sua integral regulamentação, a edição de lei formal;</text:p>
        </text:list-item>
        <text:list-item>
          <text:p text:style-name="P49">Reserva legal <text:span text:style-name="T1">relativa</text:span> → <text:span text:style-name="T8">quando, apesar de a CF exigi lei formal, esta permite que a lei fixe apenas parâmetros de atuação para o órgão administrativo, que poderá complementá-la por ato infralegal;</text:span></text:p>
        </text:list-item>
        <text:list-item>
          <text:p text:style-name="P50">Reserva legal<text:span text:style-name="T1"> simples</text:span> → exige lei formal para dispor sobre certa matéria, mas não especifica qual o conteúdo ou a finalidade do ato;</text:p>
        </text:list-item>
        <text:list-item>
          <text:p text:style-name="P50">Reserva legal<text:span text:style-name="T1"> qualificada</text:span> → exige lei formal para dispor sobre certa matéria, já definindo, previamente, o conteúdo da lei e a finalidade do ato.</text:p>
        </text:list-item>
      </text:list>
      <text:p text:style-name="P17"/>
      <text:p text:style-name="P8"><text:span text:style-name="T2">Peças apócrifas </text:span>não<text:span text:style-name="T2"> podem ser formalmente incorporadas ao processo, salvo quando:</text:span></text:p>
      <text:list xml:id="list471293023" text:style-name="L8">
        <text:list-item>
          <text:p text:style-name="P51">forem produzidas pelo acusado; ou</text:p>
        </text:list-item>
        <text:list-item>
          <text:p text:style-name="P51">quando constituírem elas próprias o corpo de delito.</text:p>
        </text:list-item>
      </text:list>
      <text:p text:style-name="P18"/>
      <text:p text:style-name="P8"><text:soft-page-break/><text:span text:style-name="T2">STF: o TCU </text:span>não<text:span text:style-name="T2"> pode manter em sigilo a autoria de denúncia contra administrador público a ele apresentada.</text:span></text:p>
      <text:p text:style-name="P18"/>
      <text:p text:style-name="P9"><text:span text:style-name="T2">No que diz respeito a </text:span>servidor público<text:span text:style-name="T2"> que, no exercício de suas funções, é injustamente ofendido em sua honra e imagem, o STF entende que a </text:span>indenização está sujeita a uma cláusula de modicidade<text:span text:style-name="T2">.</text:span></text:p>
      <text:p text:style-name="P19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rows-spanned="3" office:value-type="string">
            <text:p text:style-name="P34">Quebra de sigilo bancário <text:span text:style-name="T9">e fiscal</text:span></text:p>
          </table:table-cell>
          <table:table-cell table:style-name="Tabela3.B1" office:value-type="string">
            <text:p text:style-name="P37">Poder Judiciário</text:p>
          </table:table-cell>
        </table:table-row>
        <table:table-row>
          <table:covered-table-cell/>
          <table:table-cell table:style-name="Tabela3.B3" office:value-type="string">
            <text:p text:style-name="P37">CPI federal ou estadual</text:p>
          </table:table-cell>
        </table:table-row>
        <table:table-row>
          <table:covered-table-cell/>
          <table:table-cell table:style-name="Tabela3.B3" office:value-type="string">
            <text:p text:style-name="P37">MP, apenas para contas bancárias da titularidade de entes públicos</text:p>
          </table:table-cell>
        </table:table-row>
        <table:table-row>
          <table:table-cell table:style-name="Tabela3.A4" table:number-rows-spanned="3" office:value-type="string">
            <text:p text:style-name="P39">Observações</text:p>
          </table:table-cell>
          <table:table-cell table:style-name="Tabela3.B5" office:value-type="string">
            <text:p text:style-name="P37">Autoridades fiscais podem requisitar informações protegidas por sigilo bancário a instituições financeiras, <text:span text:style-name="T9">desde que atendidas as seguintes condições:</text:span></text:p>
            <text:list xml:id="list1366896688" text:style-name="L9">
              <text:list-item>
                <text:p text:style-name="P76">processo administrativo instaurado ou procedimento fiscal em curso; e</text:p>
              </text:list-item>
              <text:list-item>
                <text:p text:style-name="P76">informações consideradas indispensáveis pela autoridade competente.</text:p>
              </text:list-item>
            </text:list>
          </table:table-cell>
        </table:table-row>
        <table:table-row>
          <table:covered-table-cell/>
          <table:table-cell table:style-name="Tabela3.B5" office:value-type="string">
            <text:p text:style-name="P40">STF reconhece, em caráter excepcionalíssimo, a possibilidade de quebra de sigilo bancário pelo MP, que se dará no âmbito de procedimento administrativo que vise à <text:span text:style-name="T1">defesa do patrimônio público</text:span><text:span text:style-name="T2"> (dinheiros ou verbas públicas).</text:span></text:p>
          </table:table-cell>
        </table:table-row>
        <table:table-row>
          <table:covered-table-cell/>
          <table:table-cell table:style-name="Tabela3.B6" office:value-type="string">
            <text:p text:style-name="P38">TCU tem competência para requisitar informações relativas a operações de crédito originárias de recursos públicos. <text:span text:style-name="T1">Não significa que o TCU pode quebrar sigilo bancário</text:span><text:span text:style-name="T2">, visto que operações financeiras que envolvam recursos públicos </text:span><text:span text:style-name="T1">não</text:span><text:span text:style-name="T2"> estão abrangidas pelo sigilo bancário.</text:span></text:p>
          </table:table-cell>
        </table:table-row>
      </table:table>
      <text:p text:style-name="P19"/>
      <text:p text:style-name="P25">Apreensão de HD → <text:span text:style-name="T1">não </text:span><text:span text:style-name="T2">há violação do sigilo da comunicação de dados (proteção é para a comunicação de dados, e não para os dados em si).</text:span></text:p>
      <text:p text:style-name="P52"/>
      <text:p text:style-name="P26"><text:span text:style-name="T2">Quebra do sigilo das comunicações → acesso ao extrato de ligações telefônicas. </text:span><text:span text:style-name="T6">[CPI pode]</text:span></text:p>
      <text:p text:style-name="P26"><text:span text:style-name="T2">Interceptação das comunicações telefônicas → acesso às gravações das conversas. </text:span><text:span text:style-name="T6">[só Judiciário]</text:span></text:p>
      <text:list xml:id="list2620219992" text:style-name="L10">
        <text:list-item>
          <text:p text:style-name="P53"><text:span text:style-name="T3">3 </text:span><text:span text:style-name="T2">requisitos:</text:span></text:p>
          <text:list>
            <text:list-item>
              <text:p text:style-name="P54">ordem judicial;</text:p>
            </text:list-item>
            <text:list-item>
              <text:p text:style-name="P54">investigação criminal ou instrução processual penal;</text:p>
            </text:list-item>
            <text:list-item>
              <text:p text:style-name="P54">lei com as hipóteses e forma de como ocorrerá;</text:p>
              <text:list>
                <text:list-item>
                  <text:p text:style-name="P55">hipóteses:</text:p>
                  <text:list>
                    <text:list-item>
                      <text:p text:style-name="P55">razoáveis indícios de autoria ou participação em infração penal;</text:p>
                    </text:list-item>
                    <text:list-item>
                      <text:p text:style-name="P55">prova não pode ser obtida por outros meios;</text:p>
                    </text:list-item>
                    <text:list-item>
                      <text:p text:style-name="P55">infração penal punida com reclusão.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p text:style-name="P21">Interceptação<text:span text:style-name="T2"> telefônica → feita por terceiro, nenhum interlocutor sabe.</text:span></text:p>
      <text:p text:style-name="P21">Escuta<text:span text:style-name="T2"> telefônica → feita por terceiro, um dos interlocutores sabe.</text:span></text:p>
      <text:p text:style-name="P21">Gravação<text:span text:style-name="T2"> telefônica →feita por um dos interlocutores, sem que o outro saiba.</text:span></text:p>
      <text:p text:style-name="P57"/>
      <text:p text:style-name="P58">STF:</text:p>
      <text:list xml:id="list1160859054" text:style-name="L11">
        <text:list-item>
          <text:p text:style-name="P59">em investida criminosa, é possível a gravação telefônica;</text:p>
        </text:list-item>
        <text:list-item>
          <text:p text:style-name="P59">se não houver outro meio e for preciso uma gravação ambiental, é possível a interceptação telefônica;</text:p>
        </text:list-item>
        <text:list-item>
          <text:p text:style-name="P68">não<text:span text:style-name="T2"> é possível interceptação telefõnica com base </text:span>apenas<text:span text:style-name="T2"> em denúncia anônima, sem investigação preliminar.</text:span></text:p>
        </text:list-item>
      </text:list>
      <text:p text:style-name="P58"/>
      <text:p text:style-name="P60">Associações → criação é livre.</text:p>
      <text:p text:style-name="P60"><text:soft-page-break/>Cooperativas → criação é livre, mas é preciso lei que a regule.</text:p>
      <text:p text:style-name="P60"/>
      <text:p text:style-name="P22"><text:span text:style-name="T2">Associações, </text:span>quando expressamente autorizadas<text:span text:style-name="T2">, têm legitimidade para </text:span><text:span text:style-name="T7">representar</text:span><text:span text:style-name="T2"> seus afiliados </text:span>judicial ou extrajudicialmente<text:span text:style-name="T2">.</text:span></text:p>
      <text:list xml:id="list3012443406" text:style-name="L12">
        <text:list-item>
          <text:p text:style-name="P69"><text:span text:style-name="T2">Representação → representante </text:span>não<text:span text:style-name="T2"> é parte do processo;</text:span></text:p>
        </text:list-item>
        <text:list-item>
          <text:p text:style-name="P70"><text:span text:style-name="T2">autorização estatutária genérica não é suficiente, a autorização deve ser </text:span>expressa<text:span text:style-name="T2"> (mediante assembleia ou individualmente).</text:span></text:p>
        </text:list-item>
      </text:list>
      <text:p text:style-name="P61"/>
      <text:p text:style-name="P62">Desapropriação:</text:p>
      <text:list xml:id="list2759558144" text:style-name="L13">
        <text:list-item>
          <text:p text:style-name="P71"><text:span text:style-name="T2">se propriedade </text:span>cumpre<text:span text:style-name="T2"> sua função social:</text:span></text:p>
          <text:list>
            <text:list-item>
              <text:p text:style-name="P63">só em casos de:</text:p>
              <text:list>
                <text:list-item>
                  <text:p text:style-name="P63">necessidade pública; ou</text:p>
                </text:list-item>
                <text:list-item>
                  <text:p text:style-name="P63">utilidade pública; ou</text:p>
                </text:list-item>
                <text:list-item>
                  <text:p text:style-name="P63">interesse social;</text:p>
                </text:list-item>
              </text:list>
            </text:list-item>
            <text:list-item>
              <text:p text:style-name="P71"><text:span text:style-name="T2">prévia indenização </text:span>em dinheiro<text:span text:style-name="T2">;</text:span></text:p>
            </text:list-item>
          </text:list>
        </text:list-item>
        <text:list-item>
          <text:p text:style-name="P71"><text:span text:style-name="T2">se propriedade </text:span>não cumpre<text:span text:style-name="T2"> sua função social:</text:span></text:p>
          <text:list>
            <text:list-item>
              <text:p text:style-name="P63">desapropriação para fins de reforma agrária:</text:p>
              <text:list>
                <text:list-item>
                  <text:p text:style-name="P71"><text:span text:style-name="T2">prévia indenização </text:span>em títulos da dívida agrária<text:span text:style-name="T2">;</text:span></text:p>
                </text:list-item>
                <text:list-item>
                  <text:p text:style-name="P71"><text:span text:style-name="T2">título resgatável em até </text:span>20 anos<text:span text:style-name="T2">, a partir do segundo;</text:span></text:p>
                </text:list-item>
                <text:list-item>
                  <text:p text:style-name="P71"><text:span text:style-name="T2">benfeitorias úteis e necessárias serão indenizadas </text:span>em dinheiro<text:span text:style-name="T2">;</text:span></text:p>
                </text:list-item>
              </text:list>
            </text:list-item>
            <text:list-item>
              <text:p text:style-name="P64">desapropriação de imóvel urbano:</text:p>
              <text:list>
                <text:list-item>
                  <text:p text:style-name="P72"><text:span text:style-name="T2">indenização em </text:span>títulos da dívida pública<text:span text:style-name="T2">;</text:span></text:p>
                </text:list-item>
                <text:list-item>
                  <text:p text:style-name="P72"><text:span text:style-name="T2">resgatável em até </text:span>10 anos<text:span text:style-name="T2">;</text:span></text:p>
                </text:list-item>
                <text:list-item>
                  <text:p text:style-name="P64">emissão do título previamente aprovada pelo SF;</text:p>
                </text:list-item>
                <text:list-item>
                  <text:p text:style-name="P64">de competência do Município;</text:p>
                </text:list-item>
              </text:list>
            </text:list-item>
            <text:list-item>
              <text:p text:style-name="P73"><text:span text:style-name="T2">desapropriação </text:span>sem indenização<text:span text:style-name="T2"> (confiscatória) → plantas psicotrópicas ou exploração de trabalho escravo.</text:span></text:p>
            </text:list-item>
          </text:list>
        </text:list-item>
      </text:list>
      <text:p text:style-name="P65"/>
      <text:p text:style-name="P23">Requisição administrativa<text:span text:style-name="T2"> → iminente perigo público, indenização </text:span>ulterior se houver dano<text:span text:style-name="T2">.</text:span></text:p>
      <text:p text:style-name="P66"/>
      <text:p text:style-name="P24"><text:span text:style-name="T2">O </text:span>núcleo essencial dos direitos fundamentais<text:span text:style-name="T2"> é mera construção doutrinária, </text:span>não<text:span text:style-name="T2"> está previsto expressamente na CF.</text:span></text:p>
      <text:p text:style-name="P67"/>
      <text:p text:style-name="P20"><text:span text:style-name="T2">Perspectiva </text:span>subjetiva<text:span text:style-name="T2"> dos direitos fundamentais → exigíveis do Estado.</text:span></text:p>
      <text:p text:style-name="P20"><text:span text:style-name="T2">Perspectiva </text:span>objetiva<text:span text:style-name="T2"> dos direitos fundamentais → normas que estruturam o Estado.</text:span></text:p>
      <text:p text:style-name="P20"><text:span text:style-name="T2"/></text:p>
      <text:p text:style-name="P75"><text:span text:style-name="T2">Requisição administrativa é norma de eficácia </text:span>plena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9348e" officeooo:paragraph-rsid="0009348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Direitos e deveres individuais e coletivos (parte 1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0:43:18.491000000</meta:creation-date>
    <dc:date>2018-06-12T18:54:00.201000000</dc:date>
    <meta:editing-duration>PT59M3S</meta:editing-duration>
    <meta:editing-cycles>16</meta:editing-cycles>
    <meta:generator>LibreOffice/6.0.1.1$Windows_X86_64 LibreOffice_project/60bfb1526849283ce2491346ed2aa51c465abfe6</meta:generator>
    <meta:document-statistic meta:table-count="4" meta:image-count="0" meta:object-count="0" meta:page-count="4" meta:paragraph-count="138" meta:word-count="1233" meta:character-count="8366" meta:non-whitespace-character-count="7335"/>
  </office:meta>
</office:document-meta>
</file>